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84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BELE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hard Riener</meta:initial-creator>
    <meta:creation-date>2008-10-12T16:19:37</meta:creation-date>
    <dc:date>2008-10-12T16:21:49</dc:date>
    <dc:creator>Gerhard Riener</dc:creator>
    <meta:editing-duration>PT00H02M12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